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7.666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4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" style:family="table">
      <style:table-properties style:width="17.365cm" fo:margin-left="-0.365cm" table:align="left" style:writing-mode="lr-tb"/>
    </style:style>
    <style:style style:name="Таблица1.A" style:family="table-column">
      <style:table-column-properties style:column-width="1.106cm"/>
    </style:style>
    <style:style style:name="Таблица1.B" style:family="table-column">
      <style:table-column-properties style:column-width="7.745cm"/>
    </style:style>
    <style:style style:name="Таблица1.C" style:family="table-column">
      <style:table-column-properties style:column-width="4.258cm"/>
    </style:style>
    <style:style style:name="Таблица1.D" style:family="table-column">
      <style:table-column-properties style:column-width="4.256cm"/>
    </style:style>
    <style:style style:name="Таблица1.1" style:family="table-row">
      <style:table-row-properties style:min-row-height="0.697cm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0.601cm"/>
    </style:style>
    <style:style style:name="Таблица1.3" style:family="table-row">
      <style:table-row-properties style:min-row-height="0.891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6" style:family="paragraph" style:parent-style-name="Standard_20__28_user_29_">
      <style:text-properties style:language-asian="ru" style:country-asian="RU" style:font-size-complex="14pt" style:language-complex="ar" style:country-complex="SA"/>
    </style:style>
    <style:style style:name="P7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8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10" style:family="paragraph" style:parent-style-name="Standard_20__28_user_29_">
      <style:text-properties style:font-size-complex="14pt"/>
    </style:style>
    <style:style style:name="P11" style:family="paragraph" style:parent-style-name="Standard_20__28_user_29_">
      <style:paragraph-properties fo:text-align="center" style:justify-single-word="false"/>
      <style:text-properties style:font-name="Times New Roman1" fo:font-size="14pt" officeooo:rsid="002072fa" officeooo:paragraph-rsid="002072fa" style:font-name-asian="Times New Roman2" style:font-size-asian="14pt" style:font-name-complex="Times New Roman2" style:font-size-complex="14pt"/>
    </style:style>
    <style:style style:name="P12" style:family="paragraph" style:parent-style-name="Standard_20__28_user_29_">
      <style:text-properties officeooo:rsid="002a3f36" officeooo:paragraph-rsid="002a3f36"/>
    </style:style>
    <style:style style:name="P13" style:family="paragraph" style:parent-style-name="Standard_20__28_user_29_">
      <style:text-properties fo:color="#000000" fo:font-weight="normal" officeooo:rsid="00257ae0" officeooo:paragraph-rsid="00305713" style:language-asian="ru" style:country-asian="RU" style:font-weight-asian="normal" style:font-size-complex="14pt" style:language-complex="ar" style:country-complex="SA" style:font-weight-complex="normal"/>
    </style:style>
    <style:style style:name="P14" style:family="paragraph" style:parent-style-name="Standard_20__28_user_29_">
      <style:text-properties fo:color="#000000" style:font-name="Times New Roman1" fo:font-size="14pt" fo:language="en" fo:country="US" fo:font-weight="normal" officeooo:rsid="0025c5d8" officeooo:paragraph-rsid="00305713" style:font-name-asian="Times New Roman2" style:font-size-asian="14pt" style:language-asian="ru" style:country-asian="RU" style:font-weight-asian="normal" style:font-name-complex="Times New Roman2" style:font-size-complex="14pt" style:language-complex="ar" style:country-complex="SA" style:font-weight-complex="normal"/>
    </style:style>
    <style:style style:name="P15" style:family="paragraph" style:parent-style-name="Standard_20__28_user_29_">
      <style:paragraph-properties fo:margin-left="0cm" fo:margin-right="0cm" fo:text-indent="0cm" style:auto-text-indent="false"/>
    </style:style>
    <style:style style:name="P16" style:family="paragraph" style:parent-style-name="Standard_20__28_user_29_">
      <style:paragraph-properties fo:margin-left="0cm" fo:margin-right="0cm" fo:text-indent="0cm" style:auto-text-indent="false"/>
      <style:text-properties style:font-size-complex="14pt"/>
    </style:style>
    <style:style style:name="P17" style:family="paragraph" style:parent-style-name="Standard_20__28_user_29_">
      <style:paragraph-properties fo:margin-left="0cm" fo:margin-right="0cm" fo:text-indent="0cm" style:auto-text-indent="false"/>
      <style:text-properties fo:color="#000000" style:font-name="Times New Roman1" fo:font-size="14pt" fo:language="en" fo:country="US" officeooo:rsid="001bd3f6" officeooo:paragraph-rsid="00270aaf" style:font-name-asian="Times New Roman2" style:font-size-asian="14pt" style:font-name-complex="Times New Roman2"/>
    </style:style>
    <style:style style:name="P18" style:family="paragraph" style:parent-style-name="Standard_20__28_user_29_">
      <style:paragraph-properties fo:margin-left="0cm" fo:margin-right="0cm" fo:text-indent="0cm" style:auto-text-indent="false"/>
      <style:text-properties fo:color="#000000" style:font-name="Times New Roman1" fo:font-size="14pt" fo:language="en" fo:country="US" officeooo:rsid="001bd3f6" officeooo:paragraph-rsid="00292a81" style:font-name-asian="Times New Roman2" style:font-size-asian="14pt" style:font-name-complex="Times New Roman2"/>
    </style:style>
    <style:style style:name="P19" style:family="paragraph" style:parent-style-name="Standard_20__28_user_29_">
      <style:paragraph-properties fo:margin-left="0cm" fo:margin-right="0cm" fo:text-indent="0cm" style:auto-text-indent="false"/>
      <style:text-properties fo:color="#000000" style:font-name="Times New Roman1" fo:font-size="14pt" fo:language="en" fo:country="US" officeooo:rsid="001bd3f6" officeooo:paragraph-rsid="00326a58" style:font-name-asian="Times New Roman2" style:font-size-asian="14pt" style:font-name-complex="Times New Roman2"/>
    </style:style>
    <style:style style:name="P20" style:family="paragraph" style:parent-style-name="Heading_20_1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bd3f6" officeooo:paragraph-rsid="002b8d25" style:font-name-asian="Courier New1" style:font-size-asian="11pt" style:font-name-complex="Courier New1"/>
    </style:style>
    <style:style style:name="P21" style:family="paragraph" style:parent-style-name="Heading_20_1">
      <style:paragraph-properties fo:margin-left="0cm" fo:margin-right="0cm" fo:text-indent="0cm" style:auto-text-indent="false"/>
      <style:text-properties fo:text-transform="uppercase" fo:color="#000000" style:font-name="Times New Roman" fo:font-size="14pt" fo:language="en" fo:country="US" fo:font-weight="bold" officeooo:rsid="002b8d25" officeooo:paragraph-rsid="002b8d25" style:font-name-asian="Times New Roman2" style:font-size-asian="14pt" style:font-weight-asian="bold" style:font-name-complex="Times New Roman2" style:font-size-complex="14pt" style:font-weight-complex="bold"/>
    </style:style>
    <style:style style:name="P22" style:family="paragraph" style:parent-style-name="Heading_20_1">
      <style:paragraph-properties fo:margin-left="0cm" fo:margin-right="0cm" fo:text-align="start" style:justify-single-word="false" fo:text-indent="0cm" style:auto-text-indent="false"/>
      <style:text-properties fo:text-transform="uppercase" fo:color="#000000" style:font-name="Times New Roman" fo:font-size="14pt" fo:language="en" fo:country="US" fo:font-weight="bold" officeooo:rsid="002b8d25" officeooo:paragraph-rsid="002b8d25" style:font-name-asian="Times New Roman2" style:font-size-asian="14pt" style:font-weight-asian="bold" style:font-name-complex="Times New Roman2" style:font-size-complex="14pt" style:font-weight-complex="bold"/>
    </style:style>
    <style:style style:name="P23" style:family="paragraph" style:parent-style-name="Heading_20_1">
      <style:paragraph-properties fo:margin-left="0cm" fo:margin-right="0cm" fo:text-align="start" style:justify-single-word="false" fo:text-indent="0cm" style:auto-text-indent="false"/>
      <style:text-properties fo:text-transform="uppercase" fo:color="#000000" style:font-name="Times New Roman" fo:font-size="14pt" fo:language="en" fo:country="US" fo:font-weight="bold" officeooo:rsid="002c3325" officeooo:paragraph-rsid="002b8d25" style:font-name-asian="Times New Roman2" style:font-size-asian="14pt" style:font-weight-asian="bold" style:font-name-complex="Times New Roman2" style:font-size-complex="14pt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bd3f6" officeooo:paragraph-rsid="00270aaf" style:font-name-asian="Courier New1" style:font-size-asian="11pt" style:font-name-complex="Courier New1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bd3f6" officeooo:paragraph-rsid="00292a81" style:font-name-asian="Courier New1" style:font-size-asian="11pt" style:font-name-complex="Courier New1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bd3f6" officeooo:paragraph-rsid="00326a58" style:font-name-asian="Courier New1" style:font-size-asian="11pt" style:font-name-complex="Courier New1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c3325" officeooo:paragraph-rsid="002c3325" style:font-size-asian="11pt" style:font-size-complex="11pt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c852b" officeooo:paragraph-rsid="002c852b" style:font-size-asian="11pt" style:font-size-complex="11pt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d512a" officeooo:paragraph-rsid="002d512a" style:font-size-asian="11pt" style:font-size-complex="11pt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officeooo:rsid="002e854a" officeooo:paragraph-rsid="002e854a" style:font-size-asian="11pt" style:font-size-complex="11pt"/>
    </style:style>
    <style:style style:name="P31" style:family="paragraph" style:parent-style-name="Table_20_Contents">
      <style:paragraph-properties fo:margin-left="0cm" fo:margin-right="0cm" fo:text-indent="0cm" style:auto-text-indent="false"/>
      <style:text-properties fo:font-size="11pt" officeooo:rsid="002e854a" officeooo:paragraph-rsid="002e854a" style:font-size-asian="11pt" style:font-size-complex="11pt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1" fo:font-size="11pt" officeooo:rsid="002d512a" officeooo:paragraph-rsid="002d512a" style:font-name-asian="Times New Roman2" style:font-size-asian="11pt" style:font-name-complex="Times New Roman2" style:font-size-complex="11pt"/>
    </style:style>
    <style:style style:name="P33" style:family="paragraph" style:parent-style-name="Text_20_body_20__28_user_29_">
      <style:paragraph-properties fo:margin-left="0cm" fo:margin-right="0cm" fo:text-align="start" style:justify-single-word="false" fo:text-indent="0cm" style:auto-text-indent="false"/>
      <style:text-properties fo:color="#000000" style:font-name="Times New Roman1" fo:font-size="14pt" fo:language="en" fo:country="US" fo:font-weight="normal" officeooo:rsid="002c3325" officeooo:paragraph-rsid="002c3325" style:font-name-asian="Times New Roman2" style:font-size-asian="14pt" style:language-asian="ru" style:country-asian="RU" style:font-weight-asian="normal" style:font-name-complex="Times New Roman2" style:font-size-complex="14pt" style:language-complex="ar" style:country-complex="SA" style:font-weight-complex="normal"/>
    </style:style>
    <style:style style:name="P34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35" style:family="paragraph" style:parent-style-name="Heading_20_2">
      <style:text-properties officeooo:rsid="00292a81" officeooo:paragraph-rsid="002b8d25"/>
    </style:style>
    <style:style style:name="P36" style:family="paragraph" style:parent-style-name="Heading_20_2">
      <style:text-properties officeooo:paragraph-rsid="002a3f36"/>
    </style:style>
    <style:style style:name="P37" style:family="paragraph" style:parent-style-name="Heading_20_2">
      <style:text-properties fo:color="#000000" style:font-name="Times New Roman1" fo:font-size="14pt" fo:language="en" fo:country="US" fo:font-weight="normal" officeooo:rsid="002c852b" officeooo:paragraph-rsid="00326a58" style:font-name-asian="Times New Roman2" style:font-size-asian="14pt" style:language-asian="ru" style:country-asian="RU" style:font-weight-asian="normal" style:font-name-complex="Times New Roman2" style:font-size-complex="14pt" style:language-complex="ar" style:country-complex="SA" style:font-weight-complex="normal"/>
    </style:style>
    <style:style style:name="P38" style:family="paragraph" style:parent-style-name="Standard_20__28_user_29_">
      <style:paragraph-properties fo:margin-left="0cm" fo:margin-right="0cm" fo:text-indent="1.249cm" style:auto-text-indent="false"/>
      <style:text-properties officeooo:rsid="00292a81" officeooo:paragraph-rsid="00292a81" style:language-asian="ru" style:country-asian="RU" style:font-size-complex="14pt" style:language-complex="ar" style:country-complex="SA"/>
    </style:style>
    <style:style style:name="P39" style:family="paragraph" style:parent-style-name="Standard_20__28_user_29_">
      <style:paragraph-properties fo:margin-left="0cm" fo:margin-right="0cm" fo:text-indent="1.249cm" style:auto-text-indent="false"/>
      <style:text-properties officeooo:rsid="002a3f36" officeooo:paragraph-rsid="002ac4e0"/>
    </style:style>
    <style:style style:name="P40" style:family="paragraph" style:parent-style-name="Standard_20__28_user_29_">
      <style:paragraph-properties fo:margin-left="0cm" fo:margin-right="0cm" fo:text-indent="1.249cm" style:auto-text-indent="false"/>
      <style:text-properties officeooo:rsid="002ac4e0" officeooo:paragraph-rsid="002ac4e0"/>
    </style:style>
    <style:style style:name="P41" style:family="paragraph" style:parent-style-name="Table_20_Contents">
      <style:paragraph-properties fo:text-align="start" style:justify-single-word="false"/>
      <style:text-properties fo:font-size="11pt" officeooo:rsid="002c852b" officeooo:paragraph-rsid="002c852b" style:font-size-asian="11pt" style:font-size-complex="11pt"/>
    </style:style>
    <style:style style:name="P42" style:family="paragraph" style:parent-style-name="Table_20_Contents">
      <style:text-properties fo:font-size="11pt" officeooo:rsid="002c852b" officeooo:paragraph-rsid="002c852b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fo:font-size="11pt" officeooo:rsid="002d512a" officeooo:paragraph-rsid="002d512a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fo:font-size="11pt" officeooo:rsid="002e854a" officeooo:paragraph-rsid="002e854a" style:font-size-asian="11pt" style:font-size-complex="11pt"/>
    </style:style>
    <style:style style:name="P46" style:family="paragraph" style:parent-style-name="Table_20_Contents">
      <style:text-properties fo:font-size="11pt" officeooo:rsid="002e854a" officeooo:paragraph-rsid="002e854a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1" fo:font-size="11pt" officeooo:rsid="002c852b" officeooo:paragraph-rsid="002c852b" style:font-name-asian="Times New Roman2" style:font-size-asian="11pt" style:font-name-complex="Times New Roman2" style:font-size-complex="11pt"/>
    </style:style>
    <style:style style:name="P48" style:family="paragraph" style:parent-style-name="Text_20_body_20__28_user_29_">
      <style:text-properties officeooo:rsid="00281686" officeooo:paragraph-rsid="00281686"/>
    </style:style>
    <style:style style:name="P49" style:family="paragraph" style:parent-style-name="Text_20_body_20__28_user_29_">
      <style:text-properties officeooo:rsid="00281686" officeooo:paragraph-rsid="002c3325"/>
    </style:style>
    <style:style style:name="P50" style:family="paragraph" style:parent-style-name="Text_20_body_20__28_user_29_">
      <style:text-properties officeooo:paragraph-rsid="002072fa"/>
    </style:style>
    <style:style style:name="P51" style:family="paragraph" style:parent-style-name="Text_20_body_20__28_user_29_">
      <style:text-properties officeooo:rsid="002c3325" officeooo:paragraph-rsid="002c3325"/>
    </style:style>
    <style:style style:name="P52" style:family="paragraph" style:parent-style-name="Листинг">
      <style:text-properties fo:color="#000000" style:font-name="Courier New" fo:font-size="11pt" fo:language="en" fo:country="US" officeooo:rsid="001bd3f6" style:font-name-asian="Courier New1" style:font-size-asian="11pt" style:font-name-complex="Courier New1"/>
    </style:style>
    <style:style style:name="P53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54" style:family="paragraph" style:parent-style-name="Standard_20__28_user_29_">
      <style:paragraph-properties fo:margin-left="0cm" fo:margin-right="0cm" fo:text-align="end" style:justify-single-word="false" fo:text-indent="0cm" style:auto-text-indent="false"/>
      <style:text-properties officeooo:rsid="0033f69c" officeooo:paragraph-rsid="0033f69c" style:font-size-complex="14pt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text-transform="uppercase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3" style:family="text">
      <style:text-properties fo:text-transform="uppercase" style:font-name="Times New Roman" fo:font-size="14pt" fo:font-weight="bold" officeooo:rsid="002b8d25" style:font-name-asian="Times New Roman2" style:font-size-asian="14pt" style:font-weight-asian="bold" style:font-name-complex="Times New Roman2" style:font-size-complex="14pt" style:font-weight-complex="bold"/>
    </style:style>
    <style:style style:name="T4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5" style:family="text">
      <style:text-properties fo:font-variant="normal" fo:text-transform="none" style:font-name="Times New Roman1" fo:font-size="14pt" fo:letter-spacing="0.009cm" fo:font-weight="bold" officeooo:rsid="00281686" style:font-name-asian="Times New Roman2" style:font-size-asian="14pt" style:language-asian="ru" style:country-asian="RU" style:font-weight-asian="bold" style:font-name-complex="Times New Roman2" style:font-size-complex="14pt" style:language-complex="ar" style:country-complex="SA" style:font-weight-complex="bold"/>
    </style:style>
    <style:style style:name="T6" style:family="text">
      <style:text-properties fo:language="en" fo:country="US"/>
    </style:style>
    <style:style style:name="T7" style:family="text">
      <style:text-properties style:language-asian="ru" style:country-asian="RU" style:language-complex="ar" style:country-complex="SA"/>
    </style:style>
    <style:style style:name="T8" style:family="text">
      <style:text-properties officeooo:rsid="002ac4e0" style:language-asian="ru" style:country-asian="RU" style:language-complex="ar" style:country-complex="SA"/>
    </style:style>
    <style:style style:name="T9" style:family="text">
      <style:text-properties officeooo:rsid="0023f12e"/>
    </style:style>
    <style:style style:name="T10" style:family="text">
      <style:text-properties style:font-name="Times New Roman1" fo:font-size="14pt" officeooo:rsid="00281686" style:font-name-asian="Times New Roman2" style:font-size-asian="14pt" style:font-name-complex="Times New Roman2"/>
    </style:style>
    <style:style style:name="T11" style:family="text">
      <style:text-properties style:font-name="Times New Roman1" fo:font-size="14pt" fo:font-weight="bold" officeooo:rsid="00281686" style:font-name-asian="Times New Roman2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2" style:family="text">
      <style:text-properties officeooo:rsid="00270aaf"/>
    </style:style>
    <style:style style:name="T13" style:family="text">
      <style:text-properties officeooo:rsid="00281686"/>
    </style:style>
    <style:style style:name="T14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15" style:family="text">
      <style:text-properties officeooo:rsid="002072fa"/>
    </style:style>
    <style:style style:name="T16" style:family="text">
      <style:text-properties officeooo:rsid="00292a81"/>
    </style:style>
    <style:style style:name="T17" style:family="text">
      <style:text-properties fo:font-style="italic" style:language-asian="ru" style:country-asian="RU" style:font-style-asian="italic" style:language-complex="ar" style:country-complex="SA" style:font-style-complex="italic"/>
    </style:style>
    <style:style style:name="T18" style:family="text">
      <style:text-properties fo:font-style="italic" officeooo:rsid="002ac4e0" style:language-asian="ru" style:country-asian="RU" style:font-style-asian="italic" style:language-complex="ar" style:country-complex="SA" style:font-style-complex="italic"/>
    </style:style>
    <style:style style:name="T19" style:family="text">
      <style:text-properties officeooo:rsid="002ce0c3"/>
    </style:style>
    <style:style style:name="T20" style:family="text">
      <style:text-properties officeooo:rsid="00296894"/>
    </style:style>
    <style:style style:name="T21" style:family="text">
      <style:text-properties officeooo:rsid="0025c5d8"/>
    </style:style>
    <style:style style:name="T22" style:family="text">
      <style:text-properties officeooo:rsid="00326a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9">Кафедра МО ЭВМ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34"><text:span text:style-name="Book_20_Title"><text:span text:style-name="T1">отчет</text:span></text:span></text:p>
      <text:p text:style-name="P9">по лабораторной работе №1</text:p>
      <text:p text:style-name="P4"><text:span text:style-name="T14">по дисциплине «</text:span><text:span text:style-name="T11">Алгоритмы и структуры данных</text:span><text:span text:style-name="T14">»</text:span></text:p>
      <text:p text:style-name="P4"><text:span text:style-name="Book_20_Title"><text:span text:style-name="T4">Тема: </text:span></text:span><text:span text:style-name="Book_20_Title"><text:span text:style-name="T5">Рекурсия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Студент гр. 9304</text:p>
          </table:table-cell>
          <table:table-cell table:style-name="Table1.B1" office:value-type="string">
            <text:p text:style-name="P16"/>
          </table:table-cell>
          <table:table-cell table:style-name="Table1.A1" office:value-type="string">
            <text:p text:style-name="P11">Боблаков Д.С.</text:p>
          </table:table-cell>
        </table:table-row>
        <table:table-row table:style-name="Table1.1">
          <table:table-cell table:style-name="Table1.A1" office:value-type="string">
            <text:p text:style-name="P10">Преподаватель</text:p>
          </table:table-cell>
          <table:table-cell table:style-name="Table1.B2" office:value-type="string">
            <text:p text:style-name="P16"/>
          </table:table-cell>
          <table:table-cell table:style-name="Table1.A1" office:value-type="string">
            <text:p text:style-name="P54">Филатов А.Ю. <text:s text:c="10"/></text:p>
          </table:table-cell>
        </table:table-row>
      </table:table>
      <text:p text:style-name="P8"/>
      <text:p text:style-name="P8"/>
      <text:p text:style-name="P8">Санкт-Петербург</text:p>
      <text:p text:style-name="P8">2020</text:p>
      <text:h text:style-name="P3" text:outline-level="2">Цель работы.</text:h>
      <text:p text:style-name="P48">Изучить понятие рекурсии и методы её применения.</text:p>
      <text:p text:style-name="P50"><text:span text:style-name="T15">Научиться </text:span><text:span text:style-name="T13">грамотно</text:span><text:span text:style-name="T15"> реализовывать программы с использованием </text:span><text:span text:style-name="T10">рекурсии</text:span><text:span text:style-name="T15"> </text:span><text:span text:style-name="T9">в языке С++</text:span><text:span text:style-name="T15">.</text:span></text:p>
      <text:p text:style-name="P50"/>
      <text:h text:style-name="P36" text:outline-level="2">Задание.</text:h>
      <text:p text:style-name="P12">Задание №3</text:p>
      <text:p text:style-name="P12">Имеется n городов, пронумерованных от 1 до n. Некоторые пары городов соединены дорогами. Определить, можно ли попасть по этим дорогам из одного заданного города в другой заданный город. Входная информация о дорогах задаётся в виде последовательности пар чисел i и j (i &lt; j и i, j1..n), указывающих, что i-й и j-й города соединены дорогами.</text:p>
      <text:p text:style-name="P12"/>
      <text:h text:style-name="Heading_20_2" text:outline-level="2">Выполнение работы.</text:h>
      <text:p text:style-name="P39"><text:span text:style-name="T7">Программа считывает число городов </text:span><text:span text:style-name="T17">n</text:span><text:span text:style-name="T7">. Затем она считывает два числа </text:span><text:span text:style-name="T17">from</text:span><text:span text:style-name="T7"> и </text:span><text:span text:style-name="T17">to</text:span><text:span text:style-name="T7">, соответствующих городам, которые необходимо проверить на связанность. Далее в связи со спецификой нумерации массива в языке С++ уменьшаем </text:span><text:span text:style-name="T17">from</text:span><text:span text:style-name="T7"> и </text:span><text:span text:style-name="T17">to</text:span><text:span text:style-name="T7"> на единицу. После этого создаем двумерный массив (далее таблица) размером </text:span><text:span text:style-name="T17">n</text:span><text:span text:style-name="T7">*</text:span><text:span text:style-name="T17">n</text:span><text:span text:style-name="T7"> и инициализируем его нулями. Эта таблица будет хранить «карту городов». Затем считываем пары значений </text:span><text:span text:style-name="T17">i</text:span><text:span text:style-name="T7"> и </text:span><text:span text:style-name="T17">j</text:span><text:span text:style-name="T7">, соответствующие связанным парам городов. Эти пары конвертируются в единицы в двух соответствующих местах таблицы. При вводе значений 0 0 программа перестает считывать данные. Далее создается массив </text:span><text:span text:style-name="T18">bool*</text:span><text:span text:style-name="T8"> </text:span><text:span text:style-name="T18">watched</text:span><text:span text:style-name="T7"> с логическими переменными размером n, значения которого будут отвечать за </text:span><text:span text:style-name="T8">предыдущее нахождение в каждом городе. Инициализирован этот массив значениями </text:span><text:span text:style-name="T18">false</text:span><text:span text:style-name="T8">. </text:span></text:p>
      <text:p text:style-name="P39"><text:span text:style-name="T8">Затем вызывается функция </text:span><text:span text:style-name="T18">recSearch(),</text:span><text:span text:style-name="T8"> которая принимает номера искомых городов, указатель на таблицу и её размер, массив </text:span><text:span text:style-name="T18">bool</text:span><text:span text:style-name="T8">* </text:span><text:span text:style-name="T18">watched</text:span><text:span text:style-name="T8">. Эта функция, начиная с первого искомого города проходится по всем возможным городам, доступным для него, и ищет другой искомый город. Если такой не </text:span><text:soft-page-break/><text:span text:style-name="T8">находится, программа переходит в ранее не просмотренный город, а затем рекурсивно вызывается функция </text:span><text:span text:style-name="T18">recSearch()</text:span><text:span text:style-name="T8"> с измененным первым параметром на новый город. При нахождении связи между двумя искомыми городами функция возвращает </text:span><text:span text:style-name="T18">true</text:span><text:span text:style-name="T8">, в остальных случаях </text:span><text:span text:style-name="T18">false</text:span><text:span text:style-name="T8">.</text:span></text:p>
      <text:p text:style-name="P40"><text:span text:style-name="T8">П</text:span><text:span text:style-name="T7">осле завершении рекурсивной функции в зависимости от результата ее работы выводится </text:span><text:span text:style-name="T17">false</text:span><text:span text:style-name="T7"> или </text:span><text:span text:style-name="T17">true</text:span><text:span text:style-name="T7">. В конце работы программы очищается память из под двух массивов.</text:span></text:p>
      <text:p text:style-name="P38">Разработанный программный код см. в приложении А.</text:p>
      <text:p text:style-name="P38"/>
      <text:h text:style-name="P35" text:outline-level="2">Тестирование.</text:h>
      <text:p text:style-name="P13">Для проведения тестирования был написан <text:span text:style-name="T19">bash-</text:span>скрипт ./tests_script. Скрипт запускает программу <text:span text:style-name="T20">с входными данными</text:span> и<text:span text:style-name="T22">з папки ./Tests/tests и сравнивает </text:span>полученные результаты с готовыми ответами <text:span text:style-name="T22">из ./Tests/true_results</text:span>. Для каждого теста выводится сообщение Test<text:span text:style-name="T22">#</text:span> passed или Test<text:span text:style-name="T22">#</text:span> failed. <text:span text:style-name="T21">Полученные в ходе работы, файлы с выходными данными удаляются.</text:span></text:p>
      <text:p text:style-name="P14">Результаты тестировния см. в приложении Б.</text:p>
      <text:p text:style-name="P6"/>
      <text:h text:style-name="Heading_20_2" text:outline-level="2">Выводы.</text:h>
      <text:p text:style-name="P48">Было изучено понятие рекурсии, а также методы её применения.</text:p>
      <text:p text:style-name="P48">Была реализована программа на языке С++ с использованием рекурсивного алгоритма.</text:p>
      <text:p text:style-name="Standard_20__28_user_29_"/>
      <text:p text:style-name="Text_20_body_20__28_user_29_"/>
      <text:h text:style-name="P2" text:outline-level="1">Приложение А<text:line-break/>Исходный код программы</text:h>
      <text:p text:style-name="P15">Название файла: <text:span text:style-name="T6">main</text:span>.<text:span text:style-name="T6">cpp</text:span></text:p>
      <text:p text:style-name="P52">#include &lt;iostream&gt;</text:p>
      <text:p text:style-name="P52">#include "recSearch.h"</text:p>
      <text:p text:style-name="P52"/>
      <text:p text:style-name="P52"/>
      <text:p text:style-name="P52">int main() {</text:p>
      <text:p text:style-name="P52"><text:s text:c="4"/>unsigned int from, to,n,i,j;</text:p>
      <text:p text:style-name="P52"><text:s text:c="4"/>std::cin&gt;&gt;n;</text:p>
      <text:p text:style-name="P52"><text:s text:c="4"/>std::cin&gt;&gt;from&gt;&gt;to;</text:p>
      <text:p text:style-name="P52"><text:s text:c="4"/>from--;</text:p>
      <text:p text:style-name="P52"><text:s text:c="4"/>to--;</text:p>
      <text:p text:style-name="P52"><text:s text:c="4"/>int** arr=new int*[n];</text:p>
      <text:p text:style-name="P52"><text:s text:c="4"/>for (int k = 0; k &lt; n; ++k) {</text:p>
      <text:p text:style-name="P52"><text:s text:c="8"/>arr[k]=new int[n];</text:p>
      <text:p text:style-name="P52"><text:s text:c="4"/>}</text:p>
      <text:p text:style-name="P52"><text:s text:c="4"/>for (int k = 0; k &lt; n; ++k) {</text:p>
      <text:p text:style-name="P52"><text:s text:c="8"/>for (int l = 0; l &lt; n; ++l) {</text:p>
      <text:p text:style-name="P52"><text:s text:c="12"/>arr[k][l]=0;</text:p>
      <text:p text:style-name="P52"><text:s text:c="8"/>}</text:p>
      <text:p text:style-name="P52"><text:s text:c="4"/>}</text:p>
      <text:p text:style-name="P52"><text:s text:c="4"/>do {</text:p>
      <text:p text:style-name="P52"><text:s text:c="8"/>std::cin&gt;&gt;i;</text:p>
      <text:p text:style-name="P52"><text:s text:c="8"/>std::cin&gt;&gt;j;</text:p>
      <text:p text:style-name="P52"><text:s text:c="8"/>if(i&gt;n || j&gt;n ||((i&gt;=j))&amp;&amp; (i!=0)){</text:p>
      <text:p text:style-name="P52"><text:s text:c="12"/>std::cout&lt;&lt;"Error: incorrect value\n";</text:p>
      <text:p text:style-name="P52"><text:s text:c="12"/>return EXIT_FAILURE;</text:p>
      <text:p text:style-name="P52"><text:s text:c="8"/>}</text:p>
      <text:p text:style-name="P52"><text:s text:c="8"/>if(i==0 ||j==0){</text:p>
      <text:p text:style-name="P52"><text:s text:c="12"/>break;</text:p>
      <text:p text:style-name="P52"><text:s text:c="8"/>}</text:p>
      <text:p text:style-name="P52"><text:s text:c="8"/>arr[i-1][j-1]=1;</text:p>
      <text:p text:style-name="P52"><text:s text:c="8"/>arr[j-1][i-1]=1;</text:p>
      <text:p text:style-name="P52"><text:s text:c="4"/>}while(i!=0 || j!=0);</text:p>
      <text:p text:style-name="P52"/>
      <text:p text:style-name="P52"><text:s text:c="4"/>bool* watched = new bool[n];</text:p>
      <text:p text:style-name="P52"><text:s text:c="4"/>for (int k = 0; k &lt; n; ++k) {</text:p>
      <text:p text:style-name="P52"><text:s text:c="8"/>watched[k]=false;</text:p>
      <text:p text:style-name="P52"><text:s text:c="4"/>}</text:p>
      <text:p text:style-name="P52"><text:s text:c="4"/>bool isTrue=recSearch(from,to,n,arr,watched);</text:p>
      <text:p text:style-name="P52"><text:s text:c="4"/>if (isTrue){</text:p>
      <text:p text:style-name="P52"><text:s text:c="8"/>std::cout&lt;&lt;"true";</text:p>
      <text:p text:style-name="P52"><text:s text:c="4"/>} <text:s text:c="3"/>else std::cout&lt;&lt;"false";</text:p>
      <text:p text:style-name="P52"/>
      <text:p text:style-name="P52"><text:s text:c="4"/>for (int k = 0; k &lt; n; ++k) {</text:p>
      <text:p text:style-name="P52"><text:s text:c="8"/>delete arr[k];</text:p>
      <text:p text:style-name="P52"><text:s text:c="4"/>}</text:p>
      <text:p text:style-name="P52"><text:s text:c="4"/>delete[] arr;</text:p>
      <text:p text:style-name="P52"><text:s text:c="4"/>delete[] watched;</text:p>
      <text:p text:style-name="P52"><text:s text:c="4"/>return 0;</text:p>
      <text:p text:style-name="P52">}</text:p>
      <text:p text:style-name="P18">Название файла: <text:span text:style-name="T16">recSearch.cpp</text:span></text:p>
      <text:p text:style-name="P25">#include "recSearch.h"</text:p>
      <text:p text:style-name="P25"><text:soft-page-break/></text:p>
      <text:p text:style-name="P25">bool recSearch(unsigned int from, unsigned int to,unsigned int n,int** arr,bool* watched){</text:p>
      <text:p text:style-name="P25"><text:s text:c="4"/>unsigned int now=from;</text:p>
      <text:p text:style-name="P25"><text:s text:c="4"/>for (int next = 0; next &lt; n; ++next) {</text:p>
      <text:p text:style-name="P25"><text:s text:c="8"/>if((arr[now][next]==1) &amp;&amp; next==to){</text:p>
      <text:p text:style-name="P25"><text:s text:c="12"/>return true;</text:p>
      <text:p text:style-name="P25"><text:s text:c="8"/>}</text:p>
      <text:p text:style-name="P25"><text:s text:c="8"/>if((arr[now][next]==1) &amp;&amp; !watched[next]){</text:p>
      <text:p text:style-name="P25"><text:s text:c="12"/>watched[now]=true;</text:p>
      <text:p text:style-name="P25"/>
      <text:p text:style-name="P25"><text:s text:c="12"/>if(recSearch(next, to, n, arr, watched))</text:p>
      <text:p text:style-name="P25"><text:s text:c="16"/>return true;</text:p>
      <text:p text:style-name="P25"><text:s text:c="8"/>}</text:p>
      <text:p text:style-name="P25"><text:s text:c="4"/>}</text:p>
      <text:p text:style-name="P25"><text:s text:c="4"/>return false;</text:p>
      <text:p text:style-name="P25">}</text:p>
      <text:p text:style-name="P25"/>
      <text:p text:style-name="P18">Название файла: <text:span text:style-name="T16">recSearch.h</text:span></text:p>
      <text:p text:style-name="P25"/>
      <text:p text:style-name="P25">#ifndef ADS_1_RECSEARCH_H</text:p>
      <text:p text:style-name="P25">#define ADS_1_RECSEARCH_H</text:p>
      <text:p text:style-name="P25">#include &lt;iostream&gt;</text:p>
      <text:p text:style-name="P25">bool recSearch( unsigned int from, unsigned int to,unsigned n,int** arr,bool* watched);</text:p>
      <text:p text:style-name="P25">#endif</text:p>
      <text:p text:style-name="P18"/>
      <text:p text:style-name="P17">Название файла: <text:span text:style-name="T12">Makefile</text:span></text:p>
      <text:p text:style-name="P24">lab1:</text:p>
      <text:p text:style-name="P24"><text:s text:c="8"/>g++ source/main.cpp source/recSearch.cpp -o lab1</text:p>
      <text:p text:style-name="P24"/>
      <text:p text:style-name="P24">tests: lab1</text:p>
      <text:p text:style-name="P24"><text:s text:c="8"/>./tests_script</text:p>
      <text:p text:style-name="P24"/>
      <text:p text:style-name="P24"/>
      <text:p text:style-name="P24"/>
      <text:p text:style-name="P19">Название файла: ./<text:span text:style-name="T22">tests_script</text:span></text:p>
      <text:p text:style-name="P19"/>
      <text:p text:style-name="P26">#! /bin/bash</text:p>
      <text:p text:style-name="P26"/>
      <text:p text:style-name="P26">echo Running tests...</text:p>
      <text:p text:style-name="P26">for n in {1..10}</text:p>
      <text:p text:style-name="P26">do</text:p>
      <text:p text:style-name="P26"><text:s text:c="4"/>./lab1 &lt; "./Tests/tests/test$n.txt" &gt; "./Tests/out/out$n.txt"</text:p>
      <text:p text:style-name="P26"><text:s text:c="4"/>if cmp "./Tests/out/out$n.txt" "./Tests/true_results/true_out$n.txt" &gt; /dev/null; then</text:p>
      <text:p text:style-name="P26"><text:s text:c="12"/>echo "Test$n passed"</text:p>
      <text:p text:style-name="P26"><text:s text:c="4"/>else</text:p>
      <text:p text:style-name="P26"><text:s text:c="12"/>echo "Test$n failed"</text:p>
      <text:p text:style-name="P26"><text:s text:c="4"/>fi</text:p>
      <text:p text:style-name="P26">done</text:p>
      <text:p text:style-name="P26">rm ./Tests/out/out*</text:p>
      <text:p text:style-name="P26"/>
      <text:h text:style-name="P20" text:outline-level="1"><text:soft-page-break/><text:span text:style-name="T2">Приложение</text:span><text:span text:style-name="T3"> Б</text:span></text:h>
      <text:h text:style-name="P21" text:outline-level="1">Тестирование программы</text:h>
      <text:h text:style-name="P21" text:outline-level="1"/>
      <text:h text:style-name="P23" text:outline-level="1"/>
      <text:p text:style-name="P51">Результаты тестирования представлены в табл.1</text:p>
      <text:h text:style-name="P37" text:outline-level="2">Для экономии места символ ‘\n’ заменен на ‘/’.</text:h>
      <text:p text:style-name="P49"/>
      <text:p text:style-name="P33">Таблица 1 – Результаты тестирования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7">№ п/п</text:p>
          </table:table-cell>
          <table:table-cell table:style-name="Таблица1.A1" office:value-type="string">
            <text:p text:style-name="P27">Входные данные</text:p>
          </table:table-cell>
          <table:table-cell table:style-name="Таблица1.A1" office:value-type="string">
            <text:p text:style-name="P27">Выходные данные</text:p>
          </table:table-cell>
          <table:table-cell table:style-name="Таблица1.A1" office:value-type="string">
            <text:p text:style-name="P27">Комментарии</text:p>
          </table:table-cell>
        </table:table-row>
        <table:table-row table:style-name="Таблица1.2">
          <table:table-cell table:style-name="Таблица1.A1" office:value-type="string">
            <text:p text:style-name="P41">1 <text:s/>1.</text:p>
          </table:table-cell>
          <table:table-cell table:style-name="Таблица1.A1" office:value-type="string">
            <text:p text:style-name="P28">11/1 11/1 2/1 3/3 4/3 5/5 6/5 7/7 8/7 9/9 10/9 11/0 0</text:p>
            <text:p text:style-name="P28"/>
          </table:table-cell>
          <table:table-cell table:style-name="Таблица1.A1" office:value-type="string">
            <text:p text:style-name="P41">true</text:p>
          </table:table-cell>
          <table:table-cell table:style-name="Таблица1.A1" office:value-type="string">
            <text:p text:style-name="P28">Дерево с ветвлением вправо</text:p>
          </table:table-cell>
        </table:table-row>
        <table:table-row table:style-name="Таблица1.3">
          <table:table-cell table:style-name="Таблица1.A1" office:value-type="string">
            <text:p text:style-name="P28"><text:s text:c="2"/>2.</text:p>
          </table:table-cell>
          <table:table-cell table:style-name="Таблица1.A1" office:value-type="string">
            <text:p text:style-name="P28">4/1 4/1 2/1 3/2 3/3 4/0 0</text:p>
          </table:table-cell>
          <table:table-cell table:style-name="Таблица1.A1" office:value-type="string">
            <text:p text:style-name="P41">true</text:p>
          </table:table-cell>
          <table:table-cell table:style-name="Таблица1.A1" office:value-type="string">
            <text:p text:style-name="P28">Цикл с ответвлением</text:p>
          </table:table-cell>
        </table:table-row>
        <table:table-row>
          <table:table-cell table:style-name="Таблица1.A1" office:value-type="string">
            <text:p text:style-name="P28"><text:s text:c="2"/>3.</text:p>
          </table:table-cell>
          <table:table-cell table:style-name="Таблица1.A1" office:value-type="string">
            <text:p text:style-name="P28">5/1 5/2 3/3 4/4 5/0 0</text:p>
          </table:table-cell>
          <table:table-cell table:style-name="Таблица1.A1" office:value-type="string">
            <text:p text:style-name="P41">false</text:p>
          </table:table-cell>
          <table:table-cell table:style-name="Таблица1.A1" office:value-type="string">
            <text:p text:style-name="P28">Цепь с оторванной вершиной</text:p>
          </table:table-cell>
        </table:table-row>
        <table:table-row>
          <table:table-cell table:style-name="Таблица1.A1" office:value-type="string">
            <text:p text:style-name="P28"><text:s text:c="2"/>4.</text:p>
          </table:table-cell>
          <table:table-cell table:style-name="Таблица1.A1" office:value-type="string">
            <text:p text:style-name="P28">5/3 5/1 2/1 3/1 4/1 5/2 3/2 4/2 5/3 4/3 5/4 5/0 0 </text:p>
          </table:table-cell>
          <table:table-cell table:style-name="Таблица1.A1" office:value-type="string">
            <text:p text:style-name="P41">true</text:p>
          </table:table-cell>
          <table:table-cell table:style-name="Таблица1.A1" office:value-type="string">
            <text:p text:style-name="P28">Сеть со связью узлов каждый с каждым </text:p>
          </table:table-cell>
        </table:table-row>
        <table:table-row>
          <table:table-cell table:style-name="Таблица1.A1" office:value-type="string">
            <text:p text:style-name="P47">1 <text:s/>5.</text:p>
          </table:table-cell>
          <table:table-cell table:style-name="Таблица1.A1" office:value-type="string">
            <text:p text:style-name="P29">5/1 5/1 3/2 4/2 5/1 4/3 5/0 0</text:p>
          </table:table-cell>
          <table:table-cell table:style-name="Таблица1.A1" office:value-type="string">
            <text:p text:style-name="P44">true</text:p>
          </table:table-cell>
          <table:table-cell table:style-name="Таблица1.A1" office:value-type="string">
            <text:p text:style-name="P29">5-конечная звезда</text:p>
          </table:table-cell>
        </table:table-row>
        <table:table-row>
          <table:table-cell table:style-name="Таблица1.A1" office:value-type="string">
            <text:p text:style-name="P41">1 <text:s/>6.</text:p>
          </table:table-cell>
          <table:table-cell table:style-name="Таблица1.A1" office:value-type="string">
            <text:p text:style-name="P29">6/1 4/1 2/1 3/2 3/4 5/4 6/5 6/0 0</text:p>
          </table:table-cell>
          <table:table-cell table:style-name="Таблица1.A1" office:value-type="string">
            <text:p text:style-name="P43">false</text:p>
          </table:table-cell>
          <table:table-cell table:style-name="Таблица1.A1" office:value-type="string">
            <text:p text:style-name="P29">Два независимых цикла</text:p>
          </table:table-cell>
        </table:table-row>
        <table:table-row>
          <table:table-cell table:style-name="Таблица1.A1" office:value-type="string">
            <text:p text:style-name="P41">1 <text:s/>7.</text:p>
          </table:table-cell>
          <table:table-cell table:style-name="Таблица1.A1" office:value-type="string">
            <text:p text:style-name="P29">5/1 4/1 2/2 3/4 5/0 0</text:p>
          </table:table-cell>
          <table:table-cell table:style-name="Таблица1.A1" office:value-type="string">
            <text:p text:style-name="P44">false</text:p>
          </table:table-cell>
          <table:table-cell table:style-name="Таблица1.A1" office:value-type="string">
            <text:p text:style-name="P29">Две независимые цепи</text:p>
          </table:table-cell>
        </table:table-row>
        <table:table-row>
          <table:table-cell table:style-name="Таблица1.A1" office:value-type="string">
            <text:p text:style-name="P41">7 <text:s/>8.</text:p>
          </table:table-cell>
          <table:table-cell table:style-name="Таблица1.A1" office:value-type="string">
            <text:p text:style-name="P29">8/1 8/1 2/1 3/2 3/4 5/5 6/4 6/7 8/0 0</text:p>
          </table:table-cell>
          <table:table-cell table:style-name="Таблица1.A1" office:value-type="string">
            <text:p text:style-name="P44">false</text:p>
          </table:table-cell>
          <table:table-cell table:style-name="Таблица1.A1" office:value-type="string">
            <text:p text:style-name="P32">Два независимых цикла и одна цепь</text:p>
          </table:table-cell>
        </table:table-row>
        <table:table-row>
          <table:table-cell table:style-name="Таблица1.A1" office:value-type="string">
            <text:p text:style-name="P41">1 <text:s/>9.</text:p>
          </table:table-cell>
          <table:table-cell table:style-name="Таблица1.A1" office:value-type="string">
            <text:p text:style-name="P30">6/1 6/1 2/1 3/2 3/3 4/4 5/4 6/5 6/0 0</text:p>
          </table:table-cell>
          <table:table-cell table:style-name="Таблица1.A1" office:value-type="string">
            <text:p text:style-name="P45">true</text:p>
          </table:table-cell>
          <table:table-cell table:style-name="Таблица1.A1" office:value-type="string">
            <text:p text:style-name="P29">Два цикла связаны одной дорогой</text:p>
          </table:table-cell>
        </table:table-row>
        <table:table-row>
          <table:table-cell table:style-name="Таблица1.A1" office:value-type="string">
            <text:p text:style-name="P42">1 <text:s/>10.</text:p>
          </table:table-cell>
          <table:table-cell table:style-name="Таблица1.A1" office:value-type="string">
            <text:p text:style-name="P31">7/1 6/1 2/1 3/2 4/2 5/3 6/3 7/0 0</text:p>
          </table:table-cell>
          <table:table-cell table:style-name="Таблица1.A1" office:value-type="string">
            <text:p text:style-name="P46">true</text:p>
          </table:table-cell>
          <table:table-cell table:style-name="Таблица1.A1" office:value-type="string">
            <text:p text:style-name="P31">Двоичное дерево</text:p>
          </table:table-cell>
        </table:table-row>
      </table:table>
      <text:h text:style-name="P22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 style:vertical-align="auto"/>
      <style:text-properties style:font-name="Times New Roman1" fo:font-family="'Times New Roman'" style:font-family-generic="roman" style:font-pitch="variable" style:letter-kerning="fals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Илья Цаплин</meta:initial-creator>
    <meta:editing-cycles>15</meta:editing-cycles>
    <meta:creation-date>2020-09-20T13:43:00</meta:creation-date>
    <dc:date>2020-10-11T18:39:46.382622427</dc:date>
    <meta:editing-duration>PT58M30S</meta:editing-duration>
    <meta:generator>LibreOffice/6.4.5.2$Linux_X86_64 LibreOffice_project/40$Build-2</meta:generator>
    <meta:document-statistic meta:table-count="2" meta:image-count="0" meta:object-count="0" meta:page-count="6" meta:paragraph-count="169" meta:word-count="845" meta:character-count="5954" meta:non-whitespace-character-count="48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